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2">
      <style:paragraph-properties fo:margin-top="0cm" fo:margin-bottom="0cm"/>
    </style:style>
    <style:style style:name="P6" style:family="paragraph" style:parent-style-name="Text_20_body" style:list-style-name="L3">
      <style:paragraph-properties fo:margin-top="0cm" fo:margin-bottom="0cm"/>
    </style:style>
    <style:style style:name="P7" style:family="paragraph" style:parent-style-name="Heading_20_3">
      <style:paragraph-properties fo:text-align="start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Heading_20_3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Configurations TechSpace - Échelon Starter</text:h>
      <text:p text:style-name="Text_20_body"><text:span text:style-name="Strong_20_Emphasis">Formule bureautique :</text:span></text:p>
      <text:list xml:id="list1174565285466615199" text:style-name="L1">
        <text:list-item>
          <text:p text:style-name="P4"><text:span text:style-name="Strong_20_Emphasis">Alimentation :</text:span> MSI MAG A650BN – <text:span text:style-name="Strong_20_Emphasis">54,30 €</text:span></text:p>
        </text:list-item>
        <text:list-item>
          <text:p text:style-name="P4"><text:span text:style-name="Strong_20_Emphasis">Processeur :</text:span> Ryzen 5 5600G – <text:span text:style-name="Strong_20_Emphasis">132 €</text:span></text:p>
        </text:list-item>
        <text:list-item>
          <text:p text:style-name="P4"><text:span text:style-name="Strong_20_Emphasis">Carte mère :</text:span> ASUS PRIME B450M-K II – <text:span text:style-name="Strong_20_Emphasis">61,83 €</text:span></text:p>
        </text:list-item>
        <text:list-item>
          <text:p text:style-name="P4"><text:span text:style-name="Strong_20_Emphasis">Carte graphique :</text:span> Non incluse – <text:span text:style-name="Strong_20_Emphasis">0 €</text:span></text:p>
        </text:list-item>
        <text:list-item>
          <text:p text:style-name="P4"><text:span text:style-name="Strong_20_Emphasis">RAM :</text:span> Corsair Vengeance DDR4 3200 MHz 2x8 Go – <text:span text:style-name="Strong_20_Emphasis">43,65 €</text:span></text:p>
        </text:list-item>
        <text:list-item>
          <text:p text:style-name="P4"><text:span text:style-name="Strong_20_Emphasis">Disque dur :</text:span> Crucial P3 1 To – <text:span text:style-name="Strong_20_Emphasis">69,99 €</text:span></text:p>
        </text:list-item>
        <text:list-item>
          <text:p text:style-name="P4"><text:span text:style-name="Strong_20_Emphasis">Boîtier :</text:span> MSI MAG Forge 100M – <text:span text:style-name="Strong_20_Emphasis">55,55 €</text:span></text:p>
        </text:list-item>
        <text:list-item>
          <text:p text:style-name="P4"><text:span text:style-name="Strong_20_Emphasis">Ventirad/Watercooling :</text:span> Thermalright Assassin X 120 SE – <text:span text:style-name="Strong_20_Emphasis">21,90 €</text:span></text:p>
        </text:list-item>
        <text:list-item>
          <text:p text:style-name="P1"><text:span text:style-name="Strong_20_Emphasis">Ventilos :</text:span> Non inclus – <text:span text:style-name="Strong_20_Emphasis">0 €</text:span></text:p>
        </text:list-item>
      </text:list>
      <text:p text:style-name="Text_20_body"><text:span text:style-name="Strong_20_Emphasis">Coût composants :</text:span> <text:span text:style-name="Strong_20_Emphasis">439,26 €</text:span><text:line-break/><text:span text:style-name="Strong_20_Emphasis">Coût bénéfices :</text:span> <text:span text:style-name="Strong_20_Emphasis">60,73 €</text:span><text:line-break/><text:span text:style-name="Strong_20_Emphasis">Total :</text:span> <text:span text:style-name="Strong_20_Emphasis">499,99 €</text:span></text:p>
      <text:p text:style-name="Horizontal_20_Line"/>
      <text:p text:style-name="Text_20_body"><text:span text:style-name="Strong_20_Emphasis">Formule gamer starter :</text:span></text:p>
      <text:list xml:id="list3964386157184089185" text:style-name="L2">
        <text:list-item>
          <text:p text:style-name="P5"><text:span text:style-name="Strong_20_Emphasis">Alimentation :</text:span> MSI MAG A650BN – <text:span text:style-name="Strong_20_Emphasis">54,30 €</text:span></text:p>
        </text:list-item>
        <text:list-item>
          <text:p text:style-name="P5"><text:span text:style-name="Strong_20_Emphasis">Processeur :</text:span> Ryzen 5 5500 – <text:span text:style-name="Strong_20_Emphasis">97 €</text:span></text:p>
        </text:list-item>
        <text:list-item>
          <text:p text:style-name="P5"><text:span text:style-name="Strong_20_Emphasis">Carte mère :</text:span> ASUS PRIME B450M-K II – <text:span text:style-name="Strong_20_Emphasis">61,83 €</text:span></text:p>
        </text:list-item>
        <text:list-item>
          <text:p text:style-name="P5"><text:span text:style-name="Strong_20_Emphasis">Carte graphique :</text:span> ASUS DUAL AMD RADEON RX 6600 – <text:span text:style-name="Strong_20_Emphasis">259,33 €</text:span></text:p>
        </text:list-item>
        <text:list-item>
          <text:p text:style-name="P5"><text:span text:style-name="Strong_20_Emphasis">RAM :</text:span> Corsair Vengeance DDR4 3200 MHz 2x8 Go – <text:span text:style-name="Strong_20_Emphasis">43,65 €</text:span></text:p>
        </text:list-item>
        <text:list-item>
          <text:p text:style-name="P5"><text:span text:style-name="Strong_20_Emphasis">Disque dur :</text:span> Crucial P3 1 To – <text:span text:style-name="Strong_20_Emphasis">69,99 €</text:span></text:p>
        </text:list-item>
        <text:list-item>
          <text:p text:style-name="P5"><text:span text:style-name="Strong_20_Emphasis">Boîtier :</text:span> MSI MAG Forge 100R – <text:span text:style-name="Strong_20_Emphasis">55,55 €</text:span></text:p>
        </text:list-item>
        <text:list-item>
          <text:p text:style-name="P5"><text:span text:style-name="Strong_20_Emphasis">Ventirad/Watercooling :</text:span> Thermalright Assassin X 120 SE – <text:span text:style-name="Strong_20_Emphasis">21,90 €</text:span></text:p>
        </text:list-item>
        <text:list-item>
          <text:p text:style-name="P2"><text:span text:style-name="Strong_20_Emphasis">Ventilos :</text:span> Non inclus – <text:span text:style-name="Strong_20_Emphasis">0 €</text:span></text:p>
        </text:list-item>
      </text:list>
      <text:p text:style-name="Text_20_body"><text:span text:style-name="Strong_20_Emphasis">Coût composants :</text:span> <text:span text:style-name="Strong_20_Emphasis">664,09 €</text:span><text:line-break/><text:span text:style-name="Strong_20_Emphasis">Coût bénéfices :</text:span> <text:span text:style-name="Strong_20_Emphasis">60,9 €</text:span><text:line-break/><text:span text:style-name="Strong_20_Emphasis">Total :</text:span> <text:span text:style-name="Strong_20_Emphasis">724,99 €</text:span></text:p>
      <text:p text:style-name="Horizontal_20_Line"/>
      <text:h text:style-name="P7" text:outline-level="3"><text:span text:style-name="Strong_20_Emphasis"><text:span text:style-name="T1">Formule</text:span></text:span><text:span text:style-name="Strong_20_Emphasis"> </text:span><text:span text:style-name="Strong_20_Emphasis"><text:span text:style-name="T1">Multitâche</text:span></text:span><text:span text:style-name="Strong_20_Emphasis"> </text:span><text:span text:style-name="Strong_20_Emphasis"><text:span text:style-name="T1">Starter :</text:span></text:span></text:h>
      <text:list xml:id="list8995387833098906649" text:style-name="L3">
        <text:list-item>
          <text:p text:style-name="P6"><text:span text:style-name="Strong_20_Emphasis">Alimentation :</text:span> MSI MAG A750BN – <text:span text:style-name="Strong_20_Emphasis">80,35 €</text:span></text:p>
        </text:list-item>
        <text:list-item>
          <text:p text:style-name="P6"><text:span text:style-name="Strong_20_Emphasis">Processeur :</text:span> Intel Core i5-10400F – <text:span text:style-name="Strong_20_Emphasis">92,17 €</text:span></text:p>
        </text:list-item>
        <text:list-item>
          <text:p text:style-name="P6"><text:span text:style-name="Strong_20_Emphasis">Carte mère :</text:span> ASUS PRIME H510M-A – <text:span text:style-name="Strong_20_Emphasis">104,73 €</text:span></text:p>
        </text:list-item>
        <text:list-item>
          <text:p text:style-name="P6"><text:span text:style-name="Strong_20_Emphasis">Carte graphique :</text:span> MSI GeForce RTX 3050 Ventus 8G – <text:span text:style-name="Strong_20_Emphasis">219,46 €</text:span></text:p>
        </text:list-item>
        <text:list-item>
          <text:p text:style-name="P6"><text:span text:style-name="Strong_20_Emphasis">RAM :</text:span> Corsair Vengeance DDR4 3200 MHz 2x8 Go – <text:span text:style-name="Strong_20_Emphasis">43,05 €</text:span></text:p>
        </text:list-item>
        <text:list-item>
          <text:p text:style-name="P6"><text:span text:style-name="Strong_20_Emphasis">Disque dur :</text:span> Crucial P3 1 To – <text:span text:style-name="Strong_20_Emphasis">69,99 €</text:span></text:p>
        </text:list-item>
        <text:list-item>
          <text:p text:style-name="P6"><text:span text:style-name="Strong_20_Emphasis">Boîtier :</text:span> MSI MAG Forge 100R – <text:span text:style-name="Strong_20_Emphasis">55,59 €</text:span></text:p>
        </text:list-item>
        <text:list-item>
          <text:p text:style-name="P6"><text:span text:style-name="Strong_20_Emphasis">Ventirad/Watercooling :</text:span> Thermalright Assassin X 120 SE – <text:span text:style-name="Strong_20_Emphasis">21,80 €</text:span></text:p>
        </text:list-item>
        <text:list-item>
          <text:p text:style-name="P3"><text:span text:style-name="Strong_20_Emphasis">Ventilos :</text:span> Non inclus – <text:span text:style-name="Strong_20_Emphasis">0 €</text:span></text:p>
        </text:list-item>
      </text:list>
      <text:p text:style-name="Text_20_body"><text:span text:style-name="Strong_20_Emphasis">Coût composants :</text:span> <text:span text:style-name="Strong_20_Emphasis">687,84 €</text:span><text:line-break/><text:span text:style-name="Strong_20_Emphasis">Coût bénéfices :</text:span> <text:span text:style-name="Strong_20_Emphasis">62,15 €</text:span><text:line-break/><text:span text:style-name="Strong_20_Emphasis">Total :</text:span> <text:span text:style-name="Strong_20_Emphasis">749,99 €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el Ponthenier</meta:initial-creator>
    <meta:creation-date>2024-11-18T18:00:52.18</meta:creation-date>
    <meta:document-statistic meta:table-count="0" meta:image-count="0" meta:object-count="0" meta:page-count="1" meta:paragraph-count="34" meta:word-count="338" meta:character-count="1514"/>
    <dc:date>2024-11-18T18:09:54.77</dc:date>
    <dc:creator>Leonel Ponthenier</dc:creator>
    <meta:editing-duration>PT9M3S</meta:editing-duration>
    <meta:editing-cycles>1</meta:editing-cycles>
    <meta:generator>OpenOffice/4.1.15$Win32 OpenOffice.org_project/4115m2$Build-9813</meta:generator>
  </office:meta>
</office:document-meta>
</file>